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Amiri" svg:font-family="Amiri" style:font-pitch="variable"/>
    <style:font-face style:name="Arial Black" svg:font-family="'Arial Black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Arial Black" style:text-underline-style="solid" style:text-underline-width="auto" style:text-underline-color="font-color" officeooo:rsid="001d7470" officeooo:paragraph-rsid="001d7470"/>
    </style:style>
    <style:style style:name="P2" style:family="paragraph" style:parent-style-name="Standard">
      <style:text-properties style:font-name="Amiri" style:text-underline-style="solid" style:text-underline-width="auto" style:text-underline-color="font-color" officeooo:rsid="001d7470" officeooo:paragraph-rsid="001d7470"/>
    </style:style>
    <style:style style:name="P3" style:family="paragraph" style:parent-style-name="Standard">
      <style:text-properties style:font-name="Amiri" officeooo:rsid="001d7470" officeooo:paragraph-rsid="001d7470"/>
    </style:style>
    <style:style style:name="P4" style:family="paragraph" style:parent-style-name="Standard">
      <style:text-properties style:font-name="Amiri" officeooo:rsid="001fb4d2" officeooo:paragraph-rsid="001fb4d2"/>
    </style:style>
    <style:style style:name="P5" style:family="paragraph" style:parent-style-name="Standard" style:list-style-name="L1">
      <style:text-properties style:font-name="Amiri" officeooo:rsid="001fb4d2" officeooo:paragraph-rsid="001fb4d2"/>
    </style:style>
    <style:style style:name="P6" style:family="paragraph" style:parent-style-name="Standard" style:list-style-name="L3">
      <style:text-properties style:font-name="Amiri" officeooo:rsid="001fb4d2" officeooo:paragraph-rsid="001fb4d2"/>
    </style:style>
    <style:style style:name="P7" style:family="paragraph" style:parent-style-name="Standard" style:list-style-name="L2">
      <style:text-properties style:font-name="Amiri" officeooo:rsid="001d7470" officeooo:paragraph-rsid="001d7470"/>
    </style:style>
    <style:style style:name="P8" style:family="paragraph" style:parent-style-name="Standard" style:list-style-name="L2">
      <style:text-properties style:font-name="Amiri" officeooo:rsid="002acaff" officeooo:paragraph-rsid="002acaff"/>
    </style:style>
    <style:style style:name="P9" style:family="paragraph" style:parent-style-name="Standard" style:list-style-name="L2">
      <style:text-properties style:font-name="Amiri" officeooo:rsid="00238874" officeooo:paragraph-rsid="00238874"/>
    </style:style>
    <style:style style:name="T1" style:family="text">
      <style:text-properties officeooo:rsid="001fb4d2"/>
    </style:style>
    <style:style style:name="T2" style:family="text">
      <style:text-properties officeooo:rsid="00215e5d"/>
    </style:style>
    <style:style style:name="T3" style:family="text">
      <style:text-properties officeooo:rsid="00231344"/>
    </style:style>
    <style:style style:name="T4" style:family="text">
      <style:text-properties officeooo:rsid="0027275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3"/>
      <text:p text:style-name="P3">Einleitung</text:p>
      <text:p text:style-name="P3"/>
      <text:p text:style-name="P3">Grundlagen/Definitionen</text:p>
      <text:list xml:id="list3575588055611375872" text:style-name="L1">
        <text:list-item>
          <text:p text:style-name="P5">Graphentheorie Grundlagen</text:p>
        </text:list-item>
        <text:list-item>
          <text:p text:style-name="P5">MIP Grundlagen</text:p>
        </text:list-item>
        <text:list-item>
          <text:p text:style-name="P5">Gasprojekt - Anwendung</text:p>
        </text:list-item>
      </text:list>
      <text:p text:style-name="P3"/>
      <text:p text:style-name="P3">Das Problem azyklischer Flussschranken</text:p>
      <text:list xml:id="list7224988659276720394" text:style-name="L2">
        <text:list-item>
          <text:p text:style-name="P7">Definition <text:span text:style-name="T2">des Problems</text:span> [Input → Output]</text:p>
        </text:list-item>
        <text:list-item>
          <text:p text:style-name="P7">Komplexität <text:span text:style-name="T4">(Problem ist polynomiell separierbar – geht genaueres? Eine untere Komplexitätsschranke?)</text:span></text:p>
        </text:list-item>
        <text:list-item>
          <text:p text:style-name="P7">MIP – Modell <text:span text:style-name="T1">(Polytop dazu?)</text:span></text:p>
        </text:list-item>
        <text:list-item>
          <text:p text:style-name="P8">alternative MIP Modelle? [TODO]</text:p>
        </text:list-item>
        <text:list-item>
          <text:p text:style-name="P7">Anzahl der benötigten Kreisungleichungen <text:span text:style-name="T3">(Kreisbasis reicht nicht, können wir evtl. noch weitere/bessere Schranken finden?)</text:span></text:p>
        </text:list-item>
        <text:list-item>
          <text:p text:style-name="P9">Ein direkter Algorithmus zur Berechnung des Problems? [TODO]</text:p>
        </text:list-item>
      </text:list>
      <text:p text:style-name="P3"/>
      <text:p text:style-name="P4">Implementierung</text:p>
      <text:list xml:id="list455261472370263574" text:style-name="L3">
        <text:list-item>
          <text:p text:style-name="P6">Separierung der Kreisungleichungen mit SCIP [muss noch optimiert werden]</text:p>
        </text:list-item>
        <text:list-item>
          <text:p text:style-name="P6">direkter Algorithmus [TODO]</text:p>
        </text:list-item>
      </text:list>
      <text:p text:style-name="P3"/>
      <text:p text:style-name="P4">Ergebnisse der Rechnungen</text:p>
      <text:p text:style-name="P4"/>
      <text:p text:style-name="P4">Zusammenfassung</text:p>
      <text:p text:style-name="P4"/>
      <text:p text:style-name="P4">Literatu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Amiri" svg:font-family="Amiri" style:font-pitch="variable"/>
    <style:font-face style:name="Arial Black" svg:font-family="'Arial Black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style:font-name="Arial Black" style:text-underline-style="solid" style:text-underline-width="auto" style:text-underline-color="font-color" officeooo:rsid="001d7470" officeooo:paragraph-rsid="001d7470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Entwurf Inhaltsverzeichnis/Gliederung Masterarbeit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0T17:25:44.857608122</meta:creation-date>
    <dc:date>2015-02-11T15:06:55.930539902</dc:date>
    <meta:editing-duration>PT1H1M40S</meta:editing-duration>
    <meta:editing-cycles>7</meta:editing-cycles>
    <meta:generator>LibreOffice/4.2.7.2$Linux_X86_64 LibreOffice_project/420m0$Build-2</meta:generator>
    <meta:print-date>2015-02-11T14:55:49.064559807</meta:print-date>
    <meta:document-statistic meta:table-count="0" meta:image-count="0" meta:object-count="0" meta:page-count="1" meta:paragraph-count="19" meta:word-count="91" meta:character-count="739" meta:non-whitespace-character-count="676"/>
  </office:meta>
</office:document-meta>
</file>